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7c588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c588" officeooo:paragraph-rsid="0017c588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7f2e7" officeooo:paragraph-rsid="0017f2e7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0d78c" officeooo:paragraph-rsid="0017c588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style:font-name="FreeSerif" fo:font-size="14pt" officeooo:rsid="0017c588" officeooo:paragraph-rsid="0017c588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1a449f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7c588" officeooo:paragraph-rsid="0017f2e7" style:text-blinking="false" fo:background-color="transparent" style:font-size-asian="14pt" style:font-size-complex="14pt"/>
    </style:style>
    <style:style style:name="T1" style:family="text">
      <style:text-properties officeooo:rsid="0017c588"/>
    </style:style>
    <style:style style:name="T2" style:family="text">
      <style:text-properties officeooo:rsid="00123d55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d55" style:text-blinking="false" fo:background-color="transparent" loext:char-shading-value="0"/>
    </style:style>
    <style:style style:name="T5" style:family="text">
      <style:text-properties officeooo:rsid="00182293"/>
    </style:style>
    <style:style style:name="T6" style:family="text">
      <style:text-properties officeooo:rsid="001a4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f,: Z520</text:p>
      <text:p text:style-name="P1"/>
      <text:p text:style-name="P1"/>
      <text:p text:style-name="P1">Sr. <text:span text:style-name="T1">Sebastian Osorio </text:span><text:span text:style-name="T5">R</text:span><text:span text:style-name="T1">engifo</text:span></text:p>
      <text:p text:style-name="P1"><text:span text:style-name="T2">Calle</text:span> de Maria Lluïsa Serra, 87</text:p>
      <text:p text:style-name="P1">07700 MAHÓN, ISLAS BALEARES</text:p>
      <text:p text:style-name="P1"/>
      <text:p text:style-name="P2"><text:span text:style-name="T4">L</text:span><text:span text:style-name="T3">e citamos que el 30 de noviembre de 2023 de 12:00 a 12:50 asista a nuestra sede de hacienda tributaria para poder firmar un documento imprescindible y así tramitar el Modelo 061 de nuestra empresa.</text:span></text:p>
      <text:p text:style-name="P7">La incomparecencia injustificada se penalizará con un una multa de una cantidad de 100€ a 300€, en el caso de estar justificado, quedará archivado el expediente y le citaremos otro día. </text:p>
      <text:p text:style-name="P4"/>
      <text:p text:style-name="P6"><text:span text:style-name="T1">E</text:span>speramos <text:span text:style-name="T1">su respuesta lo antes posible</text:span>, un cordial saludo.</text:p>
      <text:p text:style-name="P1"><text:s/></text:p>
      <text:p text:style-name="P3">La secretaria de Hacienda Tributaria </text:p>
      <text:p text:style-name="P1"><text:tab/></text:p>
      <text:p text:style-name="P3">[firma]</text:p>
      <text:p text:style-name="P3"/>
      <text:p text:style-name="P3"/>
      <text:p text:style-name="P3">Marga Cursach Segui</text:p>
      <text:p text:style-name="P3"/>
      <text:p text:style-name="P1">Mahón, <text:span text:style-name="T5">27</text:span> de noviembre de 2023</text:p>
      <text:p text:style-name="P1"/>
      <text:p text:style-name="P1"/>
      <text:p text:style-name="P1"/>
      <text:p text:style-name="P1"/>
      <text:p text:style-name="P1"/>
      <text:p text:style-name="P3">Documentación mínima que hay que aportar:</text:p>
      <text:p text:style-name="P3">--- DNI/NI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14:35.039661723</meta:creation-date>
    <dc:date>2023-12-03T13:40:57.837516897</dc:date>
    <meta:editing-duration>PT9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4" meta:character-count="686" meta:non-whitespace-character-count="581"/>
  </office:meta>
</office:document-meta>
</file>